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LevelSkipListWrit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LevelSkipListWriter.bufferSkip( int d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LevelSkipListWriter.MultiLevelSkipListWriter( int skipInterval , int maxSkipLevels , int d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LevelSkipListWriter.writeSkip( IndexOutput out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LevelSkipListWriter.resetSki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